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3" manifest:media-type=""/>
  <manifest:file-entry manifest:full-path="ObjectReplacements/Object 19" manifest:media-type=""/>
  <manifest:file-entry manifest:full-path="ObjectReplacements/Object 30" manifest:media-type="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"/>
  <manifest:file-entry manifest:full-path="ObjectReplacements/Object 2" manifest:media-type="application/x-openoffice-gdimetafile;windows_formatname=&quot;GDIMetaFile&quot;"/>
  <manifest:file-entry manifest:full-path="ObjectReplacements/Object 31" manifest:media-type=""/>
  <manifest:file-entry manifest:full-path="ObjectReplacements/Object 16" manifest:media-type=""/>
  <manifest:file-entry manifest:full-path="ObjectReplacements/Object 18" manifest:media-type=""/>
  <manifest:file-entry manifest:full-path="ObjectReplacements/Object 28" manifest:media-type="application/x-openoffice-gdimetafile;windows_formatname=&quot;GDIMetaFile&quot;"/>
  <manifest:file-entry manifest:full-path="ObjectReplacements/Object 27" manifest:media-type=""/>
  <manifest:file-entry manifest:full-path="ObjectReplacements/Object 20" manifest:media-type=""/>
  <manifest:file-entry manifest:full-path="ObjectReplacements/Object 22" manifest:media-type=""/>
  <manifest:file-entry manifest:full-path="ObjectReplacements/Object 24" manifest:media-type=""/>
  <manifest:file-entry manifest:full-path="ObjectReplacements/Object 26" manifest:media-type="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 fo:min-height="1.528cm" fo:min-width="3.35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528cm" fo:min-width="3.58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_20_with_20_no_20_fill_20_and_20_no_20_line">
      <style:graphic-properties draw:textarea-vertical-align="middle" draw:ole-draw-aspect="1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svg:stroke-color="#6666ff" draw:fill="none" draw:textarea-vertical-align="middle"/>
    </style:style>
    <style:style style:name="gr9" style:family="graphic" style:parent-style-name="objectwithoutfill">
      <style:graphic-properties svg:stroke-color="#ff3333" draw:fill="none"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draw:stroke="dash" draw:stroke-dash="Fine_20_Dashed" svg:stroke-color="#6666ff" draw:fill="none" draw:textarea-vertical-align="middle"/>
    </style:style>
    <style:style style:name="gr12" style:family="graphic" style:parent-style-name="objectwithoutfill">
      <style:graphic-properties draw:stroke="dash" draw:stroke-dash="Fine_20_Dashed" svg:stroke-color="#ff3333" draw:fill="none" draw:textarea-vertical-align="middle"/>
    </style:style>
    <style:style style:name="gr13" style:family="graphic" style:parent-style-name="objectwithoutfill">
      <style:graphic-properties draw:stroke="dash" draw:stroke-dash="Fine_20_Dashed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04cm" fo:min-width="0cm"/>
    </style:style>
    <style:style style:name="gr15" style:family="graphic" style:parent-style-name="objectwithoutfill">
      <style:graphic-properties svg:stroke-color="#009900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6cm" fo:min-width="0cm"/>
    </style:style>
    <style:style style:name="gr19" style:family="graphic" style:parent-style-name="objectwithoutfill">
      <style:graphic-properties draw:marker-end="Arrow" draw:fill="none" draw:textarea-vertical-align="middle"/>
    </style:style>
    <style:style style:name="gr20" style:family="graphic" style:parent-style-name="standard">
      <style:graphic-properties svg:stroke-color="#ff3333" draw:fill-color="#ff3333" draw:textarea-horizontal-align="justify" draw:textarea-vertical-align="middle" draw:auto-grow-height="false" fo:min-height="0cm" fo:min-width="0cm"/>
    </style:style>
    <style:style style:name="gr21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2.624cm" fo:min-width="2.554cm"/>
    </style:style>
    <style:style style:name="gr2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color="#6666ff"/>
    </style:style>
    <style:style style:name="T2" style:family="text">
      <style:text-properties fo:color="#ff3333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g>
          <draw:g>
            <draw:g>
              <draw:custom-shape draw:style-name="gr1" draw:text-style-name="P1" draw:layer="layout" svg:width="3.856cm" svg:height="1.778cm" svg:x="13.16cm" svg:y="4.312cm">
                <text:p/>
                <draw:enhanced-geometry svg:viewBox="0 0 21600 21600" draw:type="rectangle" draw:enhanced-path="M 0 0 L 21600 0 21600 21600 0 21600 0 0 Z N"/>
              </draw:custom-shape>
              <draw:frame draw:style-name="gr2" draw:layer="layout" svg:width="2.792cm" svg:height="0.962cm" svg:x="13.708cm" svg:y="4.62cm">
                <draw:text-box>
                  <text:p><text:span text:style-name="T1">CW</text:span> ring</text:p>
                </draw:text-box>
              </draw:frame>
            </draw:g>
            <draw:g>
              <draw:custom-shape draw:style-name="gr3" draw:text-style-name="P1" draw:layer="layout" svg:width="4.088cm" svg:height="1.778cm" svg:x="17.788cm" svg:y="4.312cm">
                <text:p/>
                <draw:enhanced-geometry svg:viewBox="0 0 21600 21600" draw:type="rectangle" draw:enhanced-path="M 0 0 L 21600 0 21600 21600 0 21600 0 0 Z N"/>
              </draw:custom-shape>
              <draw:frame draw:style-name="gr4" draw:layer="layout" svg:width="3.414cm" svg:height="1.016cm" svg:x="18.324cm" svg:y="4.648cm">
                <draw:text-box>
                  <text:p><text:span text:style-name="T2">CCW</text:span> ring</text:p>
                </draw:text-box>
              </draw:frame>
            </draw:g>
          </draw:g>
        </draw:g>
        <draw:g>
          <draw:g>
            <draw:line draw:style-name="gr5" draw:text-style-name="P1" draw:layer="layout" svg:x1="11.682cm" svg:y1="12.838cm" svg:x2="21.334cm" svg:y2="12.838cm">
              <text:p/>
            </draw:line>
            <draw:frame draw:style-name="gr6" draw:text-style-name="P1" draw:layer="layout" svg:width="3.927cm" svg:height="0.985cm" svg:x="21.08cm" svg:y="13.016cm">
              <t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  <draw:frame draw:style-name="gr7" draw:layer="layout" svg:width="0.853cm" svg:height="0.962cm" svg:x="16.254cm" svg:y="12.892cm">
              <draw:text-box>
                <text:p>0</text:p>
              </draw:text-box>
            </draw:frame>
            <draw:path draw:style-name="gr8" draw:text-style-name="P1" draw:layer="layout" svg:width="1.941cm" svg:height="4.432cm" draw:transform="rotate (1.89490396889024) translate (12.2851450309688cm 14.1709396398822cm)" svg:viewBox="0 0 1942 4433" svg:d="M0 4154c312-40 601 52 898 126 281 69 706 326 863-34 120-274 195-549 178-880-19-372-288-593-473-864-196-285-199-669-218-1014-16-303 48-605 126-898l79-326 89-264">
              <text:p/>
            </draw:path>
            <draw:path draw:style-name="gr9" draw:text-style-name="P1" draw:layer="layout" svg:width="2.258cm" svg:height="3.669cm" draw:transform="skewX (0.0167551608191456) rotate (0.992219679758776) translate (15.8447199477894cm 12.5464093857391cm)" svg:viewBox="0 0 2259 3670" svg:d="M0 538c326 94 619-104 900-244 276-138 551-374 884-267 386 124 139 553 351 821 219 278 107 693-31 997-169 373 7 767-56 1155l-29 403 111 267">
              <text:p/>
            </draw:path>
            <draw:frame draw:style-name="gr6" draw:text-style-name="P1" draw:layer="layout" svg:width="2.032cm" svg:height="0.842cm" svg:x="12.19cm" svg:y="11.06cm">
              <text:p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  <draw:frame draw:style-name="gr6" draw:text-style-name="P1" draw:layer="layout" svg:width="2.165cm" svg:height="0.832cm" svg:x="18.307cm" svg:y="10.99cm">
              <text:p/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draw:g>
          <draw:line draw:style-name="gr10" draw:text-style-name="P1" draw:layer="layout" svg:x1="16.254cm" svg:y1="12.838cm" svg:x2="16.254cm" svg:y2="13.092cm">
            <text:p text:style-name="P1"/>
          </draw:line>
        </draw:g>
        <draw:g>
          <draw:line draw:style-name="gr5" draw:text-style-name="P1" draw:layer="layout" svg:x1="11.482cm" svg:y1="9.79cm" svg:x2="21.134cm" svg:y2="9.79cm">
            <text:p/>
          </draw:line>
          <draw:frame draw:style-name="gr6" draw:text-style-name="P1" draw:layer="layout" svg:width="3.528cm" svg:height="1.016cm" svg:x="21.11cm" svg:y="9.79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line draw:style-name="gr10" draw:text-style-name="P1" draw:layer="layout" svg:x1="19.42cm" svg:y1="9.79cm" svg:x2="19.42cm" svg:y2="10.044cm">
            <text:p text:style-name="P1"/>
          </draw:line>
          <draw:frame draw:style-name="gr7" draw:layer="layout" svg:width="0.853cm" svg:height="0.962cm" svg:x="19.42cm" svg:y="9.844cm">
            <draw:text-box>
              <text:p>0</text:p>
            </draw:text-box>
          </draw:frame>
          <draw:path draw:style-name="gr8" draw:text-style-name="P1" draw:layer="layout" svg:width="6.351cm" svg:height="3.864cm" draw:transform="rotate (0.463733982254893) translate (11.8243637571505cm 9.02988452940564cm)" svg:viewBox="0 0 6352 3865" svg:d="M0 813c324-60 609 112 922 149 425 50 611-332 971-448 369-119 694-369 1071-461 307-74 633-71 959 13 331 85 513 297 748 498 297 255 295 710 361 1084 69 393 313 672 398 1071 70 329 262 662 573 847l212 200 137 99">
            <text:p/>
          </draw:path>
          <draw:path draw:style-name="gr9" draw:text-style-name="P1" draw:layer="layout" svg:width="6.238cm" svg:height="2.724cm" svg:x="13.162cm" svg:y="7.045cm" svg:viewBox="0 0 6239 2725" svg:d="M0 2712c295 32 611 8 864-139 318-183 529-528 668-864 128-310 332-561 418-891 75-285 102-630 501-752 312-95 570-61 864-56 272 6 574 156 668 530 85 338 259 642 529 891 261 241 399 568 697 807 257 206 516 487 863 446h167">
            <text:p/>
          </draw:path>
          <draw:line draw:style-name="gr11" draw:text-style-name="P1" draw:layer="layout" svg:x1="15.356cm" svg:y1="7.31cm" svg:x2="15.356cm" svg:y2="9.79cm">
            <text:p/>
          </draw:line>
          <draw:line draw:style-name="gr12" draw:text-style-name="P1" draw:layer="layout" svg:x1="16.372cm" svg:y1="7.045cm" svg:x2="16.372cm" svg:y2="9.79cm">
            <text:p/>
          </draw:line>
          <draw:frame draw:style-name="gr6" draw:text-style-name="P1" draw:layer="layout" svg:width="1.917cm" svg:height="1.016cm" svg:x="14.086cm" svg:y="8.266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6" draw:text-style-name="P1" draw:layer="layout" svg:width="2.174cm" svg:height="1.016cm" svg:x="16.372cm" svg:y="8.266cm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6" draw:text-style-name="P1" draw:layer="layout" svg:width="1.946cm" svg:height="0.902cm" svg:x="12.816cm" svg:y="6.996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6" draw:text-style-name="P1" draw:layer="layout" svg:width="2.179cm" svg:height="0.891cm" svg:x="17.134cm" svg:y="6.742cm">
            <t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draw:g>
        <draw:g>
          <draw:line draw:style-name="gr5" draw:text-style-name="P1" draw:layer="layout" svg:x1="13.09cm" svg:y1="19.542cm" svg:x2="23.504cm" svg:y2="19.542cm">
            <text:p/>
          </draw:line>
          <draw:line draw:style-name="gr5" draw:text-style-name="P1" draw:layer="layout" svg:x1="13.09cm" svg:y1="20.304cm" svg:x2="13.09cm" svg:y2="13.954cm">
            <text:p/>
          </draw:line>
          <draw:frame draw:style-name="gr6" draw:text-style-name="P1" draw:layer="layout" svg:width="2.64cm" svg:height="1.016cm" svg:x="10.042cm" svg:y="13.954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style-name="gr6" draw:text-style-name="P1" draw:layer="layout" svg:width="2.212cm" svg:height="0.588cm" svg:x="22.627cm" svg:y="19.796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line draw:style-name="gr13" draw:text-style-name="P1" draw:layer="layout" svg:x1="17.916cm" svg:y1="14.716cm" svg:x2="17.916cm" svg:y2="19.542cm">
            <text:p/>
          </draw:line>
          <draw:line draw:style-name="gr13" draw:text-style-name="P1" draw:layer="layout" svg:x1="13.09cm" svg:y1="16.748cm" svg:x2="23.758cm" svg:y2="16.748cm">
            <text:p/>
          </draw:line>
          <draw:frame draw:style-name="gr14" draw:layer="layout" svg:width="0.853cm" svg:height="0.962cm" svg:x="17.903cm" svg:y="19.796cm">
            <draw:text-box>
              <text:p>0</text:p>
            </draw:text-box>
          </draw:frame>
          <draw:frame draw:style-name="gr7" draw:layer="layout" svg:width="0.853cm" svg:height="0.962cm" svg:x="12.328cm" svg:y="16.494cm">
            <draw:text-box>
              <text:p>0</text:p>
            </draw:text-box>
          </draw:frame>
          <draw:line draw:style-name="gr9" draw:text-style-name="P1" draw:layer="layout" svg:x1="13.598cm" svg:y1="15.732cm" svg:x2="23.25cm" svg:y2="18.78cm">
            <text:p/>
          </draw:line>
          <draw:line draw:style-name="gr8" draw:text-style-name="P1" draw:layer="layout" svg:x1="15.376cm" svg:y1="14.97cm" svg:x2="20.202cm" svg:y2="19.034cm">
            <text:p/>
          </draw:line>
          <draw:line draw:style-name="gr15" draw:text-style-name="P1" draw:layer="layout" svg:x1="17.272cm" svg:y1="14.616cm" svg:x2="19.558cm" svg:y2="19.188cm">
            <text:p/>
          </draw:line>
        </draw:g>
        <draw:g>
          <draw:frame draw:style-name="gr16" xml:id="id1" draw:id="id1" draw:layer="layout" svg:width="7.874cm" svg:height="0.962cm" svg:x="15.432cm" svg:y="0.343cm">
            <draw:text-box>
              <text:p>Sweep the injection space</text:p>
            </draw:text-box>
          </draw:frame>
          <draw:frame draw:style-name="gr7" xml:id="id2" draw:id="id2" draw:layer="layout" svg:width="5.993cm" svg:height="0.962cm" svg:x="14.473cm" svg:y="3.248cm">
            <draw:text-box>
              <text:p>Distribution families</text:p>
            </draw:text-box>
          </draw:frame>
        </draw:g>
        <draw:g>
          <draw:frame draw:style-name="gr7" draw:layer="layout" svg:width="3.851cm" svg:height="0.962cm" svg:x="0.74cm" svg:y="10.69cm">
            <draw:text-box>
              <text:p>get the pair </text:p>
            </draw:text-box>
          </draw:frame>
          <draw:frame draw:style-name="gr6" draw:text-style-name="P1" draw:layer="layout" svg:width="7.433cm" svg:height="1.05cm" svg:x="4.304cm" svg:y="10.656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style-name="gr6" draw:text-style-name="P1" draw:layer="layout" svg:width="3.811cm" svg:height="1.05cm" svg:x="0.486cm" svg:y="9.386cm">
            <text:p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draw:g>
        <draw:frame draw:style-name="gr6" draw:text-style-name="P1" draw:layer="layout" svg:width="1.999cm" svg:height="0.999cm" svg:x="13.12cm" svg:y="10.084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6" draw:text-style-name="P1" draw:layer="layout" svg:width="1.999cm" svg:height="0.999cm" svg:x="13.12cm" svg:y="10.084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g>
          <draw:g>
            <draw:g>
              <draw:line draw:style-name="gr17" draw:text-style-name="P1" draw:layer="layout" svg:x1="3.348cm" svg:y1="12.53cm" svg:x2="3.348cm" svg:y2="15.578cm">
                <text:p/>
              </draw:line>
              <draw:line draw:style-name="gr17" draw:text-style-name="P1" draw:layer="layout" svg:x1="4.618cm" svg:y1="12.53cm" svg:x2="4.618cm" svg:y2="15.578cm">
                <text:p/>
              </draw:line>
              <draw:line draw:style-name="gr17" draw:text-style-name="P1" draw:layer="layout" svg:x1="5.988cm" svg:y1="12.53cm" svg:x2="5.988cm" svg:y2="15.578cm">
                <text:p/>
              </draw:line>
              <draw:line draw:style-name="gr17" draw:text-style-name="P1" draw:layer="layout" svg:x1="2.84cm" svg:y1="13.292cm" svg:x2="8.428cm" svg:y2="13.292cm">
                <text:p/>
              </draw:line>
              <draw:line draw:style-name="gr17" draw:text-style-name="P1" draw:layer="layout" svg:x1="7.412cm" svg:y1="12.53cm" svg:x2="7.412cm" svg:y2="15.578cm">
                <text:p/>
              </draw:line>
            </draw:g>
            <draw:frame draw:style-name="gr6" draw:text-style-name="P1" draw:layer="layout" svg:width="0.695cm" svg:height="0.978cm" svg:x="3.602cm" svg:y="12.276cm">
              <text:p/>
              <draw:object xlink:href="./Object 14" xlink:type="simple" xlink:show="embed" xlink:actuate="onLoad"/>
              <draw:image xlink:href="./ObjectReplacements/Object 14" xlink:type="simple" xlink:show="embed" xlink:actuate="onLoad"/>
            </draw:frame>
            <draw:frame draw:style-name="gr6" draw:text-style-name="P1" draw:layer="layout" svg:width="1.348cm" svg:height="0.889cm" svg:x="4.618cm" svg:y="12.403cm">
              <text:p/>
              <draw:object xlink:href="./Object 15" xlink:type="simple" xlink:show="embed" xlink:actuate="onLoad"/>
              <draw:image xlink:href="./ObjectReplacements/Object 15" xlink:type="simple" xlink:show="embed" xlink:actuate="onLoad"/>
            </draw:frame>
            <draw:frame draw:style-name="gr6" draw:text-style-name="P1" draw:layer="layout" svg:width="1.016cm" svg:height="0.762cm" svg:x="6.142cm" svg:y="12.53cm">
              <text:p/>
              <draw:object xlink:href="./Object 16" xlink:type="simple" xlink:show="embed" xlink:actuate="onLoad"/>
              <draw:image xlink:href="./ObjectReplacements/Object 16" xlink:type="simple" xlink:show="embed" xlink:actuate="onLoad"/>
            </draw:frame>
            <draw:frame draw:style-name="gr6" draw:text-style-name="P1" draw:layer="layout" svg:width="1.042cm" svg:height="0.878cm" svg:x="7.54cm" svg:y="12.476cm">
              <text:p/>
              <draw:object xlink:href="./Object 18" xlink:type="simple" xlink:show="embed" xlink:actuate="onLoad"/>
              <draw:image xlink:href="./ObjectReplacements/Object 18" xlink:type="simple" xlink:show="embed" xlink:actuate="onLoad"/>
            </draw:frame>
            <draw:frame draw:style-name="gr6" draw:text-style-name="P1" draw:layer="layout" svg:width="0.972cm" svg:height="0.946cm" svg:x="3.392cm" svg:y="13.362cm">
              <t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  <draw:frame draw:style-name="gr6" draw:text-style-name="P1" draw:layer="layout" svg:width="1.044cm" svg:height="0.864cm" svg:x="4.844cm" svg:y="13.444cm">
              <text:p/>
              <draw:object xlink:href="./Object 20" xlink:type="simple" xlink:show="embed" xlink:actuate="onLoad"/>
              <draw:image xlink:href="./ObjectReplacements/Object 20" xlink:type="simple" xlink:show="embed" xlink:actuate="onLoad"/>
            </draw:frame>
            <draw:frame draw:style-name="gr6" draw:text-style-name="P1" draw:layer="layout" svg:width="1.038cm" svg:height="0.851cm" svg:x="6.142cm" svg:y="13.457cm">
              <text:p/>
              <draw:object xlink:href="./Object 22" xlink:type="simple" xlink:show="embed" xlink:actuate="onLoad"/>
              <draw:image xlink:href="./ObjectReplacements/Object 22" xlink:type="simple" xlink:show="embed" xlink:actuate="onLoad"/>
            </draw:frame>
            <draw:frame draw:style-name="gr6" draw:text-style-name="P1" draw:layer="layout" svg:width="0.923cm" svg:height="0.842cm" svg:x="7.505cm" svg:y="13.466cm">
              <text:p/>
              <draw:object xlink:href="./Object 23" xlink:type="simple" xlink:show="embed" xlink:actuate="onLoad"/>
              <draw:image xlink:href="./ObjectReplacements/Object 23" xlink:type="simple" xlink:show="embed" xlink:actuate="onLoad"/>
            </draw:frame>
            <draw:frame draw:style-name="gr6" draw:text-style-name="P1" draw:layer="layout" svg:width="0.972cm" svg:height="0.946cm" svg:x="3.392cm" svg:y="14.362cm">
              <text:p/>
              <draw:object xlink:href="./Object 24" xlink:type="simple" xlink:show="embed" xlink:actuate="onLoad"/>
              <draw:image xlink:href="./ObjectReplacements/Object 24" xlink:type="simple" xlink:show="embed" xlink:actuate="onLoad"/>
            </draw:frame>
            <draw:frame draw:style-name="gr6" draw:text-style-name="P1" draw:layer="layout" svg:width="1.191cm" svg:height="0.762cm" svg:x="4.697cm" svg:y="14.462cm">
              <text:p/>
              <draw:object xlink:href="./Object 25" xlink:type="simple" xlink:show="embed" xlink:actuate="onLoad"/>
              <draw:image xlink:href="./ObjectReplacements/Object 25" xlink:type="simple" xlink:show="embed" xlink:actuate="onLoad"/>
            </draw:frame>
            <draw:frame draw:style-name="gr6" draw:text-style-name="P1" draw:layer="layout" svg:width="1.263cm" svg:height="1.07cm" svg:x="6.142cm" svg:y="14.308cm">
              <text:p/>
              <draw:object xlink:href="./Object 26" xlink:type="simple" xlink:show="embed" xlink:actuate="onLoad"/>
              <draw:image xlink:href="./ObjectReplacements/Object 26" xlink:type="simple" xlink:show="embed" xlink:actuate="onLoad"/>
            </draw:frame>
            <draw:frame draw:style-name="gr6" draw:text-style-name="P1" draw:layer="layout" svg:width="1.177cm" svg:height="1.096cm" svg:x="7.405cm" svg:y="14.282cm">
              <text:p/>
              <draw:object xlink:href="./Object 27" xlink:type="simple" xlink:show="embed" xlink:actuate="onLoad"/>
              <draw:image xlink:href="./ObjectReplacements/Object 27" xlink:type="simple" xlink:show="embed" xlink:actuate="onLoad"/>
            </draw:frame>
          </draw:g>
          <draw:frame draw:style-name="gr7" draw:layer="layout" svg:width="1.56cm" svg:height="0.962cm" svg:x="1.27cm" svg:y="13.97cm">
            <draw:text-box>
              <text:p>CW</text:p>
            </draw:text-box>
          </draw:frame>
        </draw:g>
        <draw:g>
          <draw:frame draw:style-name="gr18" draw:layer="layout" svg:width="6.858cm" svg:height="2.286cm" svg:x="1.652cm" svg:y="16.024cm">
            <draw:text-box>
              <text:p>Combine each line for CW w/each for CCW</text:p>
            </draw:text-box>
          </draw:frame>
          <draw:frame draw:style-name="gr6" draw:text-style-name="P1" draw:layer="layout" svg:width="8.367cm" svg:height="2.116cm" svg:x="3.68cm" svg:y="17.722cm">
            <t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7" draw:layer="layout" svg:width="3.224cm" svg:height="0.962cm" svg:x="0.216cm" svg:y="18.226cm">
            <draw:text-box>
              <text:p>Get stats:</text:p>
            </draw:text-box>
          </draw:frame>
        </draw:g>
        <draw:g>
          <draw:frame draw:style-name="gr6" draw:text-style-name="P1" draw:layer="layout" svg:width="2.54cm" svg:height="0.988cm" svg:x="22.352cm" svg:y="16.256cm">
            <t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path draw:style-name="gr19" draw:text-style-name="P1" draw:layer="layout" svg:width="0.888cm" svg:height="0.822cm" draw:transform="skewX (0.0544542726622231) rotate (2.78868707883654) translate (21.843452782569cm 17.3814618909614cm)" svg:viewBox="0 0 889 823" svg:d="M0 820c318 11 733-5 889-334l-27-293-51-193">
            <text:p/>
          </draw:path>
          <draw:custom-shape draw:style-name="gr20" draw:text-style-name="P1" draw:layer="layout" svg:width="0.254cm" svg:height="0.254cm" svg:x="20.913cm" svg:y="17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1" draw:text-style-name="P1" draw:layer="layout" svg:x1="19.369cm" svg:y1="1.305cm" svg:x2="17.469cm" svg:y2="3.248cm" draw:start-shape="id1" draw:start-glue-point="2" draw:end-shape="id2" draw:end-glue-point="0" svg:d="M19369 1305v972h-1900v971" svg:viewBox="0 0 1901 1944">
          <text:p/>
        </draw:connector>
        <draw:g>
          <draw:g>
            <draw:custom-shape draw:style-name="gr22" draw:text-style-name="P1" draw:layer="layout" svg:width="4.318cm" svg:height="4.064cm" svg:x="22.86cm" svg:y="0.8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6" draw:text-style-name="P1" draw:layer="layout" svg:width="3.514cm" svg:height="1.081cm" svg:x="23.156cm" svg:y="2.567cm">
              <text:p/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draw:g>
          <draw:frame draw:style-name="gr7" draw:layer="layout" svg:width="4.727cm" svg:height="0.962cm" svg:x="22.656cm" svg:y="5.334cm">
            <draw:text-box>
              <text:p>Injection space</text:p>
            </draw:text-box>
          </draw:frame>
        </draw:g>
        <draw:g>
          <draw:frame draw:style-name="gr7" draw:text-style-name="P1" draw:layer="layout" svg:width="6.602cm" svg:height="0.962cm" svg:x="0.354cm" svg:y="0.754cm">
            <draw:text-box>
              <text:p text:style-name="P1"><text:span text:style-name="T3">Problem statement:</text:span> </text:p>
            </draw:text-box>
          </draw:frame>
          <draw:frame draw:style-name="gr6" draw:text-style-name="P1" draw:layer="layout" svg:width="5.011cm" svg:height="2.177cm" svg:x="7.874cm" svg:y="0.617cm">
            <t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  <draw:frame draw:style-name="gr7" draw:layer="layout" svg:width="5.612cm" svg:height="0.962cm" svg:x="0.762cm" svg:y="1.832cm">
            <draw:text-box>
              <text:p>Need to show that</text:p>
            </draw:text-box>
          </draw:frame>
          <draw:g>
            <draw:frame draw:style-name="gr6" draw:text-style-name="P1" draw:layer="layout" svg:width="11.229cm" svg:height="2.831cm" svg:x="0.354cm" svg:y="2.911cm">
              <text:p/>
              <draw:object xlink:href="./Object 31" xlink:type="simple" xlink:show="embed" xlink:actuate="onLoad"/>
              <draw:image xlink:href="./ObjectReplacements/Object 31" xlink:type="simple" xlink:show="embed" xlink:actuate="onLoad"/>
            </draw:frame>
            <draw:g>
              <draw:frame draw:style-name="gr7" draw:layer="layout" svg:width="3.851cm" svg:height="0.962cm" svg:x="0.721cm" svg:y="6.042cm">
                <draw:text-box>
                  <text:p>For a given </text:p>
                </draw:text-box>
              </draw:frame>
              <draw:frame draw:style-name="gr6" draw:text-style-name="P1" draw:layer="layout" svg:width="1.27cm" svg:height="0.889cm" svg:x="4.572cm" svg:y="6.115cm">
                <text:p/>
                <draw:object xlink:href="./Object 32" xlink:type="simple" xlink:show="embed" xlink:actuate="onLoad"/>
                <draw:image xlink:href="./ObjectReplacements/Object 32" xlink:type="simple" xlink:show="embed" xlink:actuate="onLoad"/>
              </draw:frame>
            </draw:g>
          </draw:g>
        </draw:g>
        <draw:frame draw:style-name="gr7" draw:text-style-name="P2" draw:layer="layout" svg:width="2.255cm" svg:height="0.962cm" svg:x="0.354cm" svg:y="7.874cm">
          <draw:text-box>
            <text:p><text:span text:style-name="T3">HOW:</text:span></text:p>
          </draw:text-box>
        </draw:frame>
        <presentation:notes draw:style-name="dp2">
          <draw:page-thumbnail draw:style-name="gr2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 Aksentyev</meta:initial-creator>
    <meta:creation-date>2017-06-26T15:18:13.902425214</meta:creation-date>
    <dc:date>2017-06-26T18:33:08.212178302</dc:date>
    <dc:creator>Alex Aksentyev</dc:creator>
    <meta:editing-duration>PT1H12M36S</meta:editing-duration>
    <meta:editing-cycles>14</meta:editing-cycles>
    <meta:generator>LibreOffice/4.3.3.2$Linux_X86_64 LibreOffice_project/430m0$Build-2</meta:generator>
    <meta:document-statistic meta:object-count="120"/>
  </office:meta>
</office:document-meta>
</file>

<file path=Object 1/content.xml><?xml version="1.0" encoding="utf-8"?>
<math xmlns="http://www.w3.org/1998/Math/MathML" display="block">
  <semantics>
    <mrow>
      <msub>
        <mi mathvariant="normal">Ω</mi>
        <mi>y</mi>
      </msub>
      <mrow>
        <mo fence="true" stretchy="false">(</mo>
        <mrow>
          <mrow>
            <mi>x</mi>
            <mi>,</mi>
            <mi mathvariant="normal">Δ</mi>
            <msub>
              <mi mathvariant="normal">γ</mi>
              <mi>s</mi>
            </msub>
          </mrow>
        </mrow>
        <mo fence="true" stretchy="false">)</mo>
      </mrow>
    </mrow>
    <annotation encoding="StarMath 5.0">%OMEGA_y( x, %DELTA%gamma_s )
</annotation>
  </semantics>
</math>
</file>

<file path=Object 10/content.xml><?xml version="1.0" encoding="utf-8"?>
<math xmlns="http://www.w3.org/1998/Math/MathML" display="block">
  <semantics>
    <mrow>
      <msubsup>
        <mi mathvariant="normal">Ω</mi>
        <mi>X</mi>
        <mi mathvariant="italic">CW</mi>
      </msubsup>
      <mo stretchy="false">+</mo>
      <msubsup>
        <mi mathvariant="normal">Ω</mi>
        <mi>X</mi>
        <mi mathvariant="italic">CCW</mi>
      </msubsup>
    </mrow>
    <annotation encoding="StarMath 5.0">%OMEGA_X^CW + %OMEGA_X^CCW</annotation>
  </semantics>
</math>
</file>

<file path=Object 11/content.xml><?xml version="1.0" encoding="utf-8"?>
<math xmlns="http://www.w3.org/1998/Math/MathML" display="block">
  <semantics>
    <mrow>
      <msubsup>
        <mi mathvariant="normal">Ω</mi>
        <mi>Y</mi>
        <mi mathvariant="italic">CW</mi>
      </msubsup>
      <mo stretchy="false">−</mo>
      <msubsup>
        <mi mathvariant="normal">Ω</mi>
        <mi>Y</mi>
        <mi mathvariant="italic">CCW</mi>
      </msubsup>
    </mrow>
    <annotation encoding="StarMath 5.0">%OMEGA_Y^CW - %OMEGA_Y^CCW</annotation>
  </semantics>
</math>
</file>

<file path=Object 12/content.xml><?xml version="1.0" encoding="utf-8"?>
<math xmlns="http://www.w3.org/1998/Math/MathML" display="block">
  <semantics>
    <mrow>
      <mo fence="true" stretchy="false">(</mo>
      <mrow>
        <mrow>
          <msub>
            <mrow>
              <mo fence="true" stretchy="false">(</mo>
              <mrow>
                <mrow>
                  <msub>
                    <mi mathvariant="normal">Ω</mi>
                    <mi>y</mi>
                  </msub>
                  <mi>,</mi>
                  <msub>
                    <mi mathvariant="normal">Ω</mi>
                    <mi>x</mi>
                  </msub>
                </mrow>
              </mrow>
              <mo fence="true" stretchy="false">)</mo>
            </mrow>
            <mi mathvariant="italic">CW</mi>
          </msub>
          <mi>,</mi>
          <msub>
            <mrow>
              <mo fence="true" stretchy="false">(</mo>
              <mrow>
                <mrow>
                  <msub>
                    <mi mathvariant="normal">Ω</mi>
                    <mi>y</mi>
                  </msub>
                  <mi>,</mi>
                  <msub>
                    <mi mathvariant="normal">Ω</mi>
                    <mi>x</mi>
                  </msub>
                </mrow>
              </mrow>
              <mo fence="true" stretchy="false">)</mo>
            </mrow>
            <mi mathvariant="italic">CCW</mi>
          </msub>
        </mrow>
      </mrow>
      <mo fence="true" stretchy="false">)</mo>
    </mrow>
    <annotation encoding="StarMath 5.0">((%OMEGA_y, %OMEGA_x)_CW, (%OMEGA_y, %OMEGA_x)_CCW )</annotation>
  </semantics>
</math>
</file>

<file path=Object 13/content.xml><?xml version="1.0" encoding="utf-8"?>
<math xmlns="http://www.w3.org/1998/Math/MathML" display="block">
  <semantics>
    <mrow>
      <mo stretchy="false">∀</mo>
      <mrow>
        <mo fence="true" stretchy="false">(</mo>
        <mrow>
          <mrow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i>,</mi>
            <mi mathvariant="normal">Δ</mi>
            <msub>
              <mi mathvariant="normal">γ</mi>
              <mi>s</mi>
            </msub>
          </mrow>
        </mrow>
        <mo fence="true" stretchy="false">)</mo>
      </mrow>
    </mrow>
    <annotation encoding="StarMath 5.0">forall ( (x,y), %DELTA%gamma_s )</annotation>
  </semantics>
</math>
</file>

<file path=Object 14/content.xml><?xml version="1.0" encoding="utf-8"?>
<math xmlns="http://www.w3.org/1998/Math/MathML" display="block">
  <semantics>
    <mover accent="true">
      <mi>x</mi>
      <mo stretchy="false">⃗</mo>
    </mover>
    <annotation encoding="StarMath 5.0">vec x</annotation>
  </semantics>
</math>
</file>

<file path=Object 15/content.xml><?xml version="1.0" encoding="utf-8"?>
<math xmlns="http://www.w3.org/1998/Math/MathML" display="block">
  <semantics>
    <mrow>
      <mi mathvariant="normal">Δ</mi>
      <msub>
        <mi mathvariant="normal">γ</mi>
        <mi>s</mi>
      </msub>
    </mrow>
    <annotation encoding="StarMath 5.0">%DELTA%gamma_s</annotation>
  </semantics>
</math>
</file>

<file path=Object 16/content.xml><?xml version="1.0" encoding="utf-8"?>
<math xmlns="http://www.w3.org/1998/Math/MathML" display="block">
  <semantics>
    <msub>
      <mi mathvariant="normal">Ω</mi>
      <mi>y</mi>
    </msub>
    <annotation encoding="StarMath 5.0">%OMEGA_y</annotation>
  </semantics>
</math>
</file>

<file path=Object 17/content.xml><?xml version="1.0" encoding="utf-8"?>
<math xmlns="http://www.w3.org/1998/Math/MathML" display="block"/>
</file>

<file path=Object 18/content.xml><?xml version="1.0" encoding="utf-8"?>
<math xmlns="http://www.w3.org/1998/Math/MathML" display="block">
  <semantics>
    <msub>
      <mi mathvariant="normal">Ω</mi>
      <mi>x</mi>
    </msub>
    <annotation encoding="StarMath 5.0">%OMEGA_x</annotation>
  </semantics>
</math>
</file>

<file path=Object 19/content.xml><?xml version="1.0" encoding="utf-8"?>
<math xmlns="http://www.w3.org/1998/Math/MathML" display="block">
  <semantics>
    <msub>
      <mover accent="true">
        <mi>x</mi>
        <mo stretchy="false">⃗</mo>
      </mover>
      <mn>0</mn>
    </msub>
    <annotation encoding="StarMath 5.0">{ vec x }_0</annotation>
  </semantics>
</math>
</file>

<file path=Object 2/content.xml><?xml version="1.0" encoding="utf-8"?>
<math xmlns="http://www.w3.org/1998/Math/MathML" display="block">
  <semantics>
    <mrow>
      <msub>
        <mi mathvariant="normal">Ω</mi>
        <mi>X</mi>
      </msub>
      <mrow>
        <mo fence="true" stretchy="false">(</mo>
        <mrow>
          <mrow>
            <mi>x</mi>
            <mi>,</mi>
            <mi mathvariant="normal">Δ</mi>
            <msub>
              <mi mathvariant="normal">γ</mi>
              <mi>s</mi>
            </msub>
          </mrow>
        </mrow>
        <mo fence="true" stretchy="false">)</mo>
      </mrow>
    </mrow>
    <annotation encoding="StarMath 5.0">%OMEGA_X ( x, %DELTA%gamma_s )</annotation>
  </semantics>
</math>
</file>

<file path=Object 20/content.xml><?xml version="1.0" encoding="utf-8"?>
<math xmlns="http://www.w3.org/1998/Math/MathML" display="block">
  <semantics>
    <mrow>
      <mi mathvariant="normal">Δ</mi>
      <msubsup>
        <mi mathvariant="normal">γ</mi>
        <mi>s</mi>
        <mn>0</mn>
      </msubsup>
    </mrow>
    <annotation encoding="StarMath 5.0">%DELTA%gamma_s^0</annotation>
  </semantics>
</math>
</file>

<file path=Object 21/content.xml><?xml version="1.0" encoding="utf-8"?>
<math xmlns="http://www.w3.org/1998/Math/MathML" display="block"/>
</file>

<file path=Object 22/content.xml><?xml version="1.0" encoding="utf-8"?>
<math xmlns="http://www.w3.org/1998/Math/MathML" display="block">
  <semantics>
    <msubsup>
      <mi mathvariant="normal">Ω</mi>
      <mi>y</mi>
      <mn>0</mn>
    </msubsup>
    <annotation encoding="StarMath 5.0"> %OMEGA_y^0
 </annotation>
  </semantics>
</math>
</file>

<file path=Object 23/content.xml><?xml version="1.0" encoding="utf-8"?>
<math xmlns="http://www.w3.org/1998/Math/MathML" display="block">
  <semantics>
    <msubsup>
      <mi mathvariant="normal">Ω</mi>
      <mi>x</mi>
      <mn>0</mn>
    </msubsup>
    <annotation encoding="StarMath 5.0">%OMEGA_x^0</annotation>
  </semantics>
</math>
</file>

<file path=Object 24/content.xml><?xml version="1.0" encoding="utf-8"?>
<math xmlns="http://www.w3.org/1998/Math/MathML" display="block">
  <semantics>
    <msub>
      <mover accent="true">
        <mi>x</mi>
        <mo stretchy="false">⃗</mo>
      </mover>
      <mn>0</mn>
    </msub>
    <annotation encoding="StarMath 5.0">{ vec x }_0</annotation>
  </semantics>
</math>
</file>

<file path=Object 25/content.xml><?xml version="1.0" encoding="utf-8"?>
<math xmlns="http://www.w3.org/1998/Math/MathML" display="block">
  <semantics>
    <mrow>
      <mi mathvariant="normal">Δ</mi>
      <msubsup>
        <mi mathvariant="normal">γ</mi>
        <mi>s</mi>
        <mn>1</mn>
      </msubsup>
    </mrow>
    <annotation encoding="StarMath 5.0">%DELTA%gamma_s^1</annotation>
  </semantics>
</math>
</file>

<file path=Object 26/content.xml><?xml version="1.0" encoding="utf-8"?>
<math xmlns="http://www.w3.org/1998/Math/MathML" display="block">
  <semantics>
    <msubsup>
      <mi mathvariant="normal">Ω</mi>
      <mi>y</mi>
      <mn>1</mn>
    </msubsup>
    <annotation encoding="StarMath 5.0">%OMEGA_y^1</annotation>
  </semantics>
</math>
</file>

<file path=Object 27/content.xml><?xml version="1.0" encoding="utf-8"?>
<math xmlns="http://www.w3.org/1998/Math/MathML" display="block">
  <semantics>
    <msubsup>
      <mi mathvariant="normal">Ω</mi>
      <mi>x</mi>
      <mn>1</mn>
    </msubsup>
    <annotation encoding="StarMath 5.0">%OMEGA_x^1</annotation>
  </semantics>
</math>
</file>

<file path=Object 28/content.xml><?xml version="1.0" encoding="utf-8"?>
<math xmlns="http://www.w3.org/1998/Math/MathML" display="block">
  <semantics>
    <mtable>
      <mtr>
        <mtd>
          <mrow>
            <mrow>
              <msub>
                <mi>S</mi>
                <mn>1</mn>
              </msub>
              <mo stretchy="false">=</mo>
              <msubsup>
                <mi mathvariant="normal">Ω</mi>
                <mi>x</mi>
                <mi mathvariant="italic">CW</mi>
              </msubsup>
            </mrow>
            <mrow>
              <mrow>
                <mo fence="true" stretchy="false">(</mo>
                <mrow>
                  <mrow>
                    <msub>
                      <mover accent="true">
                        <mi>x</mi>
                        <mo stretchy="false">⃗</mo>
                      </mover>
                      <mi>i</mi>
                    </msub>
                    <mi>,</mi>
                    <mi mathvariant="normal">Δ</mi>
                    <msubsup>
                      <mi mathvariant="normal">γ</mi>
                      <mi>s</mi>
                      <mi>j</mi>
                    </msubsup>
                  </mrow>
                </mrow>
                <mo fence="true" stretchy="false">)</mo>
              </mrow>
              <mo stretchy="false">+</mo>
              <msubsup>
                <mi mathvariant="normal">Ω</mi>
                <mi>x</mi>
                <mi mathvariant="italic">CCW</mi>
              </msubsup>
            </mrow>
            <mrow>
              <mo fence="true" stretchy="false">(</mo>
              <mrow>
                <mrow>
                  <msub>
                    <mover accent="true">
                      <mi>x</mi>
                      <mo stretchy="false">⃗</mo>
                    </mover>
                    <mi>t</mi>
                  </msub>
                  <mi>,</mi>
                  <mi mathvariant="normal">Δ</mi>
                  <msubsup>
                    <mi mathvariant="normal">γ</mi>
                    <mi>s</mi>
                    <mi>p</mi>
                  </msubsup>
                </mrow>
              </mrow>
              <mo fence="true" stretchy="false">)</mo>
            </mrow>
            <mi>,</mi>
          </mrow>
        </mtd>
      </mtr>
      <mtr>
        <mtd>
          <mrow>
            <mrow>
              <msub>
                <mi>S</mi>
                <mn>2</mn>
              </msub>
              <mo stretchy="false">=</mo>
              <msubsup>
                <mi mathvariant="normal">Ω</mi>
                <mi>y</mi>
                <mi mathvariant="italic">CW</mi>
              </msubsup>
            </mrow>
            <mrow>
              <mrow>
                <mo fence="true" stretchy="false">(</mo>
                <mrow>
                  <mrow>
                    <msub>
                      <mover accent="true">
                        <mi>x</mi>
                        <mo stretchy="false">⃗</mo>
                      </mover>
                      <mi>i</mi>
                    </msub>
                    <mi>,</mi>
                    <mi mathvariant="normal">Δ</mi>
                    <msubsup>
                      <mi mathvariant="normal">γ</mi>
                      <mi>s</mi>
                      <mi>j</mi>
                    </msubsup>
                  </mrow>
                </mrow>
                <mo fence="true" stretchy="false">)</mo>
              </mrow>
              <mo stretchy="false">−</mo>
              <msubsup>
                <mi mathvariant="normal">Ω</mi>
                <mi>y</mi>
                <mi mathvariant="italic">CCW</mi>
              </msubsup>
            </mrow>
            <mrow>
              <mo fence="true" stretchy="false">(</mo>
              <mrow>
                <mrow>
                  <msub>
                    <mover accent="true">
                      <mi>x</mi>
                      <mo stretchy="false">⃗</mo>
                    </mover>
                    <mi>t</mi>
                  </msub>
                  <mi>,</mi>
                  <mi mathvariant="normal">Δ</mi>
                  <msubsup>
                    <mi mathvariant="normal">γ</mi>
                    <mi>s</mi>
                    <mi>p</mi>
                  </msubsup>
                </mrow>
              </mrow>
              <mo fence="true" stretchy="false">)</mo>
            </mrow>
          </mrow>
        </mtd>
      </mtr>
    </mtable>
    <annotation encoding="StarMath 5.0">stack{
S_1 = %OMEGA_x^CW({vec x}_i, %DELTA%gamma_s^j) + %OMEGA_x^CCW({vec x}_t,%DELTA%gamma_s^p), #
S_2 = %OMEGA_y^CW({vec x}_i, %DELTA%gamma_s^j) - %OMEGA_y^CCW({vec x}_t,%DELTA%gamma_s^p)
}</annotation>
  </semantics>
</math>
</file>

<file path=Object 29/content.xml><?xml version="1.0" encoding="utf-8"?>
<math xmlns="http://www.w3.org/1998/Math/MathML" display="block">
  <semantics>
    <mrow>
      <mo fence="true" stretchy="false">[</mo>
      <mrow>
        <mrow>
          <mi>i</mi>
          <mi>,</mi>
          <mi>j</mi>
          <mi>,</mi>
          <mi>t</mi>
          <mi>,</mi>
          <mi>p</mi>
        </mrow>
      </mrow>
      <mo fence="true" stretchy="false">]</mo>
    </mrow>
    <annotation encoding="StarMath 5.0">[ i,j,t,p ]</annotation>
  </semantics>
</math>
</file>

<file path=Object 3/content.xml><?xml version="1.0" encoding="utf-8"?>
<math xmlns="http://www.w3.org/1998/Math/MathML" display="block">
  <semantics>
    <mrow>
      <msub>
        <mi mathvariant="normal">μ</mi>
        <mi mathvariant="italic">CW</mi>
      </msub>
      <mrow>
        <mo fence="true" stretchy="false">(</mo>
        <mrow>
          <msub>
            <mi mathvariant="normal">γ</mi>
            <mi>s</mi>
          </msub>
        </mrow>
        <mo fence="true" stretchy="false">)</mo>
      </mrow>
    </mrow>
    <annotation encoding="StarMath 5.0">%mu_CW( %gamma_s )</annotation>
  </semantics>
</math>
</file>

<file path=Object 30/content.xml><?xml version="1.0" encoding="utf-8"?>
<math xmlns="http://www.w3.org/1998/Math/MathML" display="block">
  <semantics>
    <mtable>
      <mtr>
        <mtd>
          <mrow>
            <mrow>
              <msubsup>
                <mi mathvariant="normal">Ω</mi>
                <mi>x</mi>
                <mi mathvariant="italic">CW</mi>
              </msubsup>
              <mo stretchy="false">=</mo>
              <msubsup>
                <mi>f</mi>
                <msub>
                  <mi mathvariant="normal">σ</mi>
                  <mi mathvariant="italic">tilt</mi>
                </msub>
                <mi mathvariant="italic">CW</mi>
              </msubsup>
            </mrow>
            <mrow>
              <mo fence="true" stretchy="false">(</mo>
              <mrow>
                <msub>
                  <mi mathvariant="normal">Ω</mi>
                  <mi>y</mi>
                </msub>
              </mrow>
              <mo fence="true" stretchy="false">)</mo>
            </mrow>
            <mi>,</mi>
          </mrow>
        </mtd>
      </mtr>
      <mtr>
        <mtd>
          <mrow>
            <mrow>
              <msubsup>
                <mi mathvariant="normal">Ω</mi>
                <mi>x</mi>
                <mi mathvariant="italic">CCW</mi>
              </msubsup>
              <mo stretchy="false">=</mo>
              <msubsup>
                <mi>f</mi>
                <msub>
                  <mi mathvariant="normal">σ</mi>
                  <mi mathvariant="italic">tilt</mi>
                </msub>
                <mi mathvariant="italic">CCW</mi>
              </msubsup>
            </mrow>
            <mrow>
              <mo fence="true" stretchy="false">(</mo>
              <mrow>
                <msub>
                  <mi mathvariant="normal">Ω</mi>
                  <mi>y</mi>
                </msub>
              </mrow>
              <mo fence="true" stretchy="false">)</mo>
            </mrow>
          </mrow>
        </mtd>
      </mtr>
    </mtable>
    <annotation encoding="StarMath 5.0">stack{
%OMEGA_x^CW = f^CW_{%sigma_{tilt}}( %OMEGA_y ), #
%OMEGA_x^CCW = f^CCW_{%sigma_{tilt}}( %OMEGA_y )
}</annotation>
  </semantics>
</math>
</file>

<file path=Object 31/content.xml><?xml version="1.0" encoding="utf-8"?>
<math xmlns="http://www.w3.org/1998/Math/MathML" display="block">
  <semantics>
    <mtable>
      <mtr>
        <mtd>
          <mrow>
            <mo stretchy="false">∀</mo>
            <mrow>
              <mi mathvariant="normal">ϵ</mi>
              <mo stretchy="false">&gt;</mo>
              <mn>0</mn>
            </mrow>
            <mo stretchy="false">∀</mo>
            <mo stretchy="false">∃</mo>
            <mrow>
              <mi mathvariant="normal">δ</mi>
              <mo stretchy="false">&gt;</mo>
              <mn>0</mn>
            </mrow>
            <mi mathvariant="normal">:</mi>
          </mrow>
        </mtd>
      </mtr>
      <mtr>
        <mtd>
          <mrow>
            <mrow>
              <mrow>
                <mrow>
                  <mo fence="true" stretchy="false">|</mo>
                  <mrow>
                    <msubsup>
                      <mi mathvariant="normal">Ω</mi>
                      <mi>y</mi>
                      <mn>0</mn>
                    </msubsup>
                  </mrow>
                  <mo fence="true" stretchy="false">|</mo>
                </mrow>
                <mo stretchy="false">−</mo>
                <mrow>
                  <mo fence="true" stretchy="false">|</mo>
                  <mrow>
                    <msubsup>
                      <mi mathvariant="normal">Ω</mi>
                      <mi>y</mi>
                      <mn>1</mn>
                    </msubsup>
                  </mrow>
                  <mo fence="true" stretchy="false">|</mo>
                </mrow>
              </mrow>
              <mo stretchy="false">&lt;</mo>
              <mi mathvariant="normal">δ</mi>
            </mrow>
            <mo stretchy="false">→</mo>
            <mrow>
              <mrow>
                <mrow>
                  <mo fence="true" stretchy="false">|</mo>
                  <mrow>
                    <mrow>
                      <msubsup>
                        <mi>f</mi>
                        <msub>
                          <mi mathvariant="normal">σ</mi>
                          <mi mathvariant="italic">tilt</mi>
                        </msub>
                        <mi mathvariant="italic">CW</mi>
                      </msubsup>
                      <mrow>
                        <mo fence="true" stretchy="false">(</mo>
                        <mrow>
                          <msubsup>
                            <mi mathvariant="normal">Ω</mi>
                            <mi>y</mi>
                            <mn>0</mn>
                          </msubsup>
                        </mrow>
                        <mo fence="true" stretchy="false">)</mo>
                      </mrow>
                    </mrow>
                  </mrow>
                  <mo fence="true" stretchy="false">|</mo>
                </mrow>
                <mo stretchy="false">−</mo>
                <mrow>
                  <mo fence="true" stretchy="false">|</mo>
                  <mrow>
                    <mrow>
                      <msubsup>
                        <mi>f</mi>
                        <msub>
                          <mi mathvariant="normal">σ</mi>
                          <mi mathvariant="italic">tilt</mi>
                        </msub>
                        <mi mathvariant="italic">CCW</mi>
                      </msubsup>
                      <mrow>
                        <mo fence="true" stretchy="false">(</mo>
                        <mrow>
                          <msubsup>
                            <mi mathvariant="normal">Ω</mi>
                            <mi>y</mi>
                            <mn>1</mn>
                          </msubsup>
                        </mrow>
                        <mo fence="true" stretchy="false">)</mo>
                      </mrow>
                    </mrow>
                  </mrow>
                  <mo fence="true" stretchy="false">|</mo>
                </mrow>
              </mrow>
              <mo stretchy="false">&lt;</mo>
              <mi mathvariant="normal">ϵ</mi>
            </mrow>
          </mrow>
        </mtd>
      </mtr>
    </mtable>
    <annotation encoding="StarMath 5.0">stack{
forall %epsilon&gt;0 forall exists %delta&gt;0: #
 lline%OMEGA_y^0 rline-lline%OMEGA_y^1 rline&lt;%delta rightarrow lline f^CW_{%sigma_{tilt}}(%OMEGA_y^0) rline-lline f^CCW_{%sigma_{tilt}}(%OMEGA_y^1) rline&lt;%epsilon
}</annotation>
  </semantics>
</math>
</file>

<file path=Object 32/content.xml><?xml version="1.0" encoding="utf-8"?>
<math xmlns="http://www.w3.org/1998/Math/MathML" display="block">
  <semantics>
    <msub>
      <mi mathvariant="normal">σ</mi>
      <mi mathvariant="italic">tilt</mi>
    </msub>
    <annotation encoding="StarMath 5.0">%sigma_{ tilt }</annotation>
  </semantics>
</math>
</file>

<file path=Object 4/content.xml><?xml version="1.0" encoding="utf-8"?>
<math xmlns="http://www.w3.org/1998/Math/MathML" display="block">
  <semantics>
    <mrow>
      <msub>
        <mi mathvariant="normal">μ</mi>
        <mi mathvariant="italic">CCW</mi>
      </msub>
      <mrow>
        <mo fence="true" stretchy="false">(</mo>
        <mrow>
          <msub>
            <mi mathvariant="normal">γ</mi>
            <mi>s</mi>
          </msub>
        </mrow>
        <mo fence="true" stretchy="false">)</mo>
      </mrow>
    </mrow>
    <annotation encoding="StarMath 5.0">%mu_CCW( %gamma_s )</annotation>
  </semantics>
</math>
</file>

<file path=Object 5/content.xml><?xml version="1.0" encoding="utf-8"?>
<math xmlns="http://www.w3.org/1998/Math/MathML" display="block">
  <semantics>
    <mrow>
      <msubsup>
        <mi>f</mi>
        <mi>y</mi>
        <mi mathvariant="italic">CW</mi>
      </msubsup>
      <mrow>
        <mo fence="true" stretchy="false">(</mo>
        <mrow>
          <msub>
            <mi mathvariant="normal">γ</mi>
            <mi>s</mi>
          </msub>
        </mrow>
        <mo fence="true" stretchy="false">)</mo>
      </mrow>
    </mrow>
    <annotation encoding="StarMath 5.0">f_y^CW( %gamma_s )</annotation>
  </semantics>
</math>
</file>

<file path=Object 6/content.xml><?xml version="1.0" encoding="utf-8"?>
<math xmlns="http://www.w3.org/1998/Math/MathML" display="block">
  <semantics>
    <mrow>
      <msubsup>
        <mi>f</mi>
        <mi>y</mi>
        <mi mathvariant="italic">CCW</mi>
      </msubsup>
      <mrow>
        <mo fence="true" stretchy="false">(</mo>
        <mrow>
          <msub>
            <mi mathvariant="normal">γ</mi>
            <mi>s</mi>
          </msub>
        </mrow>
        <mo fence="true" stretchy="false">)</mo>
      </mrow>
    </mrow>
    <annotation encoding="StarMath 5.0">f_y^CCW( %gamma_s )</annotation>
  </semantics>
</math>
</file>

<file path=Object 7/content.xml><?xml version="1.0" encoding="utf-8"?>
<math xmlns="http://www.w3.org/1998/Math/MathML" display="block">
  <semantics>
    <mrow>
      <msubsup>
        <mi>f</mi>
        <mi>x</mi>
        <mi mathvariant="italic">CW</mi>
      </msubsup>
      <mrow>
        <mo fence="true" stretchy="false">(</mo>
        <mrow>
          <msub>
            <mi mathvariant="normal">γ</mi>
            <mi>s</mi>
          </msub>
        </mrow>
        <mo fence="true" stretchy="false">)</mo>
      </mrow>
    </mrow>
    <annotation encoding="StarMath 5.0">f_x^CW( %gamma_s )</annotation>
  </semantics>
</math>
</file>

<file path=Object 8/content.xml><?xml version="1.0" encoding="utf-8"?>
<math xmlns="http://www.w3.org/1998/Math/MathML" display="block">
  <semantics>
    <mrow>
      <msubsup>
        <mi>f</mi>
        <mi>x</mi>
        <mi mathvariant="italic">CCW</mi>
      </msubsup>
      <mrow>
        <mo fence="true" stretchy="false">(</mo>
        <mrow>
          <msub>
            <mi mathvariant="normal">γ</mi>
            <mi>s</mi>
          </msub>
        </mrow>
        <mo fence="true" stretchy="false">)</mo>
      </mrow>
    </mrow>
    <annotation encoding="StarMath 5.0">f_x^CCW( %gamma_s )</annotation>
  </semantics>
</math>
</file>

<file path=Object 9/content.xml><?xml version="1.0" encoding="utf-8"?>
<math xmlns="http://www.w3.org/1998/Math/MathML" display="block">
  <semantics>
    <mrow>
      <mo fence="true" stretchy="false">{</mo>
      <mrow>
        <mrow>
          <mi>x</mi>
          <mi>,</mi>
          <mi>y</mi>
          <mi>,</mi>
          <mi mathvariant="normal">Δ</mi>
          <msub>
            <mi mathvariant="normal">γ</mi>
            <mi>s</mi>
          </msub>
        </mrow>
      </mrow>
      <mo fence="true" stretchy="false">}</mo>
    </mrow>
    <annotation encoding="StarMath 5.0">lbrace x, y, %DELTA%gamma_s rbrace</annotation>
  </semantics>
</math>
</file>